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53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0.8049in" style:rel-column-width="5216*"/>
    </style:style>
    <style:style style:name="TABLA_5f_CONSUMO_5f_DIRECTO.B" style:display-name="TABLA_CONSUMO_DIRECTO.B" style:family="table-column">
      <style:table-column-properties style:column-width="0.8535in" style:rel-column-width="5531*"/>
    </style:style>
    <style:style style:name="TABLA_5f_CONSUMO_5f_DIRECTO.C" style:display-name="TABLA_CONSUMO_DIRECTO.C" style:family="table-column">
      <style:table-column-properties style:column-width="1.0569in" style:rel-column-width="6848*"/>
    </style:style>
    <style:style style:name="TABLA_5f_CONSUMO_5f_DIRECTO.D" style:display-name="TABLA_CONSUMO_DIRECTO.D" style:family="table-column">
      <style:table-column-properties style:column-width="1.0569in" style:rel-column-width="6847*"/>
    </style:style>
    <style:style style:name="TABLA_5f_CONSUMO_5f_DIRECTO.E" style:display-name="TABLA_CONSUMO_DIRECTO.E" style:family="table-column">
      <style:table-column-properties style:column-width="1.0576in" style:rel-column-width="6850*"/>
    </style:style>
    <style:style style:name="TABLA_5f_CONSUMO_5f_DIRECTO.G" style:display-name="TABLA_CONSUMO_DIRECTO.G" style:family="table-column">
      <style:table-column-properties style:column-width="1.0569in" style:rel-column-width="6849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J1" style:display-name="TABLA_CONSUMO_DIRECTO.J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674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G2" style:display-name="TABLA_CONSUMO_DIRECTO.G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H2" style:display-name="TABLA_CONSUMO_DIRECTO.H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I2" style:display-name="TABLA_CONSUMO_DIRECTO.I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J2" style:display-name="TABLA_CONSUMO_DIRECTO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paragraph-rsid="00462c2e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62c2e" style:font-size-asian="8pt" style:font-size-complex="8pt"/>
    </style:style>
    <style:style style:name="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officeooo:paragraph-rsid="00462c2e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9pt" style:font-name-asian="Arial1" style:font-size-asian="9pt" style:font-name-complex="Arial1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Arial1" fo:font-size="8pt" officeooo:rsid="0026a290" officeooo:paragraph-rsid="0026a290" style:font-name-asian="Arial1" style:font-size-asian="8pt" style:font-name-complex="Arial1" style:font-size-complex="8pt"/>
    </style:style>
    <style:style style:name="P7" style:family="paragraph" style:parent-style-name="Standard">
      <style:paragraph-properties fo:text-align="end" style:justify-single-word="false"/>
      <style:text-properties style:font-name="Arial1" fo:font-size="8pt" officeooo:rsid="0026a290" officeooo:paragraph-rsid="0026a290" style:font-name-asian="Arial1" style:font-size-asian="8pt" style:font-name-complex="Arial1" style:font-size-complex="8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1eb3f2" officeooo:paragraph-rsid="001eb3f2" style:font-name-asian="Arial1" style:font-size-asian="8pt" style:font-name-complex="Arial1" style:font-size-complex="8pt"/>
    </style:style>
    <style:style style:name="P9" style:family="paragraph" style:parent-style-name="Standard">
      <style:paragraph-properties fo:text-align="end" style:justify-single-word="false"/>
      <style:text-properties style:font-name="Arial1" fo:font-size="8pt" officeooo:rsid="004840bb" officeooo:paragraph-rsid="004840bb" style:font-name-asian="Arial1" style:font-size-asian="8pt" style:font-name-complex="Arial1" style:font-size-complex="8pt"/>
    </style:style>
    <style:style style:name="P10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Arial1" fo:font-size="10pt" style:font-name-asian="Arial1" style:font-size-asian="10pt" style:font-name-complex="Arial1" style:font-size-complex="10pt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1" fo:font-size="15pt" fo:font-weight="bold" officeooo:rsid="00418b87" officeooo:paragraph-rsid="00418b87" style:font-name-asian="Arial1" style:font-size-asian="15pt" style:font-weight-asian="bold" style:font-name-complex="Arial1" style:font-size-complex="15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3d75fb" officeooo:paragraph-rsid="003d75fb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27bbc" officeooo:paragraph-rsid="00427bbc" style:font-name-asian="Arial1" style:font-size-asian="8pt" style:font-weight-asian="bold" style:font-name-complex="Arial1" style:font-size-complex="8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4c7f6" officeooo:paragraph-rsid="0044c7f6" style:font-name-asian="Arial1" style:font-size-asian="8pt" style:font-weight-asian="bold" style:font-name-complex="Arial1" style:font-size-complex="8pt" style:font-weight-complex="bold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840bb" officeooo:paragraph-rsid="004840bb" style:font-name-asian="Arial1" style:font-size-asian="8pt" style:font-weight-asian="bold" style:font-name-complex="Arial1" style:font-size-complex="8pt" style:font-weight-complex="bold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0e2ac" officeooo:paragraph-rsid="0040e2ac" style:font-name-asian="Arial1" style:font-size-asian="8pt" style:font-name-complex="Arial1" style:font-size-complex="8pt"/>
    </style:style>
    <style:style style:name="P1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27bbc" officeooo:paragraph-rsid="00427bbc" style:font-name-asian="Arial1" style:font-size-asian="8pt" style:font-name-complex="Arial1" style:font-size-complex="8pt"/>
    </style:style>
    <style:style style:name="P2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4c7f6" officeooo:paragraph-rsid="0044c7f6" style:font-name-asian="Arial1" style:font-size-asian="8pt" style:font-name-complex="Arial1" style:font-size-complex="8pt"/>
    </style:style>
    <style:style style:name="P2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840bb" officeooo:paragraph-rsid="004840bb" style:font-name-asian="Arial1" style:font-size-asian="8pt" style:font-name-complex="Arial1" style:font-size-complex="8pt"/>
    </style:style>
    <style:style style:name="P22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1" fo:font-size="10pt" style:font-name-asian="Arial1" style:font-size-asian="10pt" style:font-name-complex="Arial1" style:font-size-complex="10pt"/>
    </style:style>
    <style:style style:name="T1" style:family="text">
      <style:text-properties style:font-name="Arial1" fo:font-size="8pt" fo:font-weight="bold" officeooo:rsid="001eb3f2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style:font-name="Arial1" fo:font-size="8pt" fo:font-weight="bold" officeooo:rsid="004479bf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style:font-name="Arial1" fo:font-size="8pt" fo:font-weight="bold" officeooo:rsid="003a1983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style:font-name="Arial1" fo:font-size="8pt" officeooo:rsid="001eb3f2" style:font-name-asian="Arial1" style:font-size-asian="8pt" style:font-name-complex="Arial1" style:font-size-complex="8pt"/>
    </style:style>
    <style:style style:name="T5" style:family="text">
      <style:text-properties style:font-name="Arial1" fo:font-size="8pt" officeooo:rsid="003bfb8d" style:font-name-asian="Arial1" style:font-size-asian="8pt" style:font-name-complex="Arial1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331a7" style:font-weight-asian="bold" style:font-weight-complex="bold"/>
    </style:style>
    <style:style style:name="T8" style:family="text">
      <style:text-properties officeooo:rsid="003331a7"/>
    </style:style>
    <style:style style:name="T9" style:family="text">
      <style:text-properties officeooo:rsid="004887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1"/>
      <text:p text:style-name="P12">Consumos <text:span text:style-name="T9">por destino y clase</text:span></text:p>
      <text:p text:style-name="P4"/>
      <text:p text:style-name="P8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column table:style-name="TABLA_5f_CONSUMO_5f_DIRECTO.E"/>
        <table:table-column table:style-name="TABLA_5f_CONSUMO_5f_DIRECTO.D"/>
        <table:table-column table:style-name="TABLA_5f_CONSUMO_5f_DIRECTO.G" table:number-columns-repeated="4"/>
        <table:table-header-rows>
          <table:table-row table:style-name="TABLA_5f_CONSUMO_5f_DIRECTO.1">
            <table:table-cell table:style-name="TABLA_5f_CONSUMO_5f_DIRECTO.A1" office:value-type="string">
              <text:p text:style-name="P13">Fecha</text:p>
            </table:table-cell>
            <table:table-cell table:style-name="TABLA_5f_CONSUMO_5f_DIRECTO.A1" office:value-type="string">
              <text:p text:style-name="P13">Comprobante consumo</text:p>
            </table:table-cell>
            <table:table-cell table:style-name="TABLA_5f_CONSUMO_5f_DIRECTO.A1" office:value-type="string">
              <text:p text:style-name="P14">Clase</text:p>
            </table:table-cell>
            <table:table-cell table:style-name="TABLA_5f_CONSUMO_5f_DIRECTO.A1" office:value-type="string">
              <text:p text:style-name="P13">Codigo</text:p>
            </table:table-cell>
            <table:table-cell table:style-name="TABLA_5f_CONSUMO_5f_DIRECTO.A1" office:value-type="string">
              <text:p text:style-name="P13">Nombre</text:p>
            </table:table-cell>
            <table:table-cell table:style-name="TABLA_5f_CONSUMO_5f_DIRECTO.A1" office:value-type="string">
              <text:p text:style-name="P15">Obra o Proyecto</text:p>
            </table:table-cell>
            <table:table-cell table:style-name="TABLA_5f_CONSUMO_5f_DIRECTO.A1" office:value-type="string">
              <text:p text:style-name="P13">Cantidad</text:p>
            </table:table-cell>
            <table:table-cell table:style-name="TABLA_5f_CONSUMO_5f_DIRECTO.A1" office:value-type="string">
              <text:p text:style-name="P17">Costo</text:p>
            </table:table-cell>
            <table:table-cell table:style-name="TABLA_5f_CONSUMO_5f_DIRECTO.A1" office:value-type="string">
              <text:p text:style-name="P17">Costo total</text:p>
            </table:table-cell>
            <table:table-cell table:style-name="TABLA_5f_CONSUMO_5f_DIRECTO.J1" office:value-type="string">
              <text:p text:style-name="P16">Descripción</text:p>
            </table:table-cell>
          </table:table-row>
        </table:table-header-rows>
        <table:table-row table:style-name="TABLA_5f_CONSUMO_5f_DIRECTO.2">
          <table:table-cell table:style-name="TABLA_5f_CONSUMO_5f_DIRECTO.A2" office:value-type="string">
            <text:p text:style-name="P18">[FECHA_CONSUMO]</text:p>
          </table:table-cell>
          <table:table-cell table:style-name="TABLA_5f_CONSUMO_5f_DIRECTO.B2" office:value-type="string">
            <text:p text:style-name="P18">[COMPROBANTE]</text:p>
          </table:table-cell>
          <table:table-cell table:style-name="TABLA_5f_CONSUMO_5f_DIRECTO.C2" office:value-type="string">
            <text:p text:style-name="P19">[CLASE]</text:p>
          </table:table-cell>
          <table:table-cell table:style-name="TABLA_5f_CONSUMO_5f_DIRECTO.D2" office:value-type="string">
            <text:p text:style-name="P18">[CODIGO]</text:p>
          </table:table-cell>
          <table:table-cell table:style-name="TABLA_5f_CONSUMO_5f_DIRECTO.E2" office:value-type="string">
            <text:p text:style-name="P18">[NOMBRE]</text:p>
          </table:table-cell>
          <table:table-cell table:style-name="TABLA_5f_CONSUMO_5f_DIRECTO.F2" office:value-type="string">
            <text:p text:style-name="P18">[OBRA_PROYECTO]</text:p>
          </table:table-cell>
          <table:table-cell table:style-name="TABLA_5f_CONSUMO_5f_DIRECTO.G2" office:value-type="string">
            <text:p text:style-name="P18">[CANTIDAD]</text:p>
          </table:table-cell>
          <table:table-cell table:style-name="TABLA_5f_CONSUMO_5f_DIRECTO.H2" office:value-type="string">
            <text:p text:style-name="P21">[COSTO]</text:p>
          </table:table-cell>
          <table:table-cell table:style-name="TABLA_5f_CONSUMO_5f_DIRECTO.I2" office:value-type="string">
            <text:p text:style-name="P21">[COSTO_TOTAL]</text:p>
          </table:table-cell>
          <table:table-cell table:style-name="TABLA_5f_CONSUMO_5f_DIRECTO.J2" office:value-type="string">
            <text:p text:style-name="P20">[DESCRIPCION]</text:p>
          </table:table-cell>
        </table:table-row>
      </table:table>
      <text:p text:style-name="P5"/>
      <text:p text:style-name="P9"><text:span text:style-name="T6">Costo total general: [COSTO_TOTAL_GENERAL]</text:span></text:p>
      <text:p text:style-name="P6"/>
      <text:p text:style-name="P7"><text:tab/><text:tab/><text:tab/><text:tab/><text:tab/><text:tab/><text:tab/><text:tab/><text:tab/><text:tab/><text:tab/><text:tab/><text:span text:style-name="T7">Recibe:</text:span><text:span text:style-name="T8"> <text:s text:c="2"/>______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462c2e"/>
    </style:style>
    <style:style style:name="M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62c2e" style:font-size-asian="8pt" style:font-size-complex="8pt"/>
    </style:style>
    <style:style style:name="M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officeooo:paragraph-rsid="00462c2e"/>
    </style:style>
    <style:style style:name="MP4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MT1" style:family="text">
      <style:text-properties style:font-name="Arial1" fo:font-size="8pt" fo:font-weight="bold" officeooo:rsid="001eb3f2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style:font-name="Arial1" fo:font-size="8pt" fo:font-weight="bold" officeooo:rsid="004479b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style:font-name="Arial1" fo:font-size="8pt" officeooo:rsid="001eb3f2" style:font-name-asian="Arial1" style:font-size-asian="8pt" style:font-name-complex="Arial1" style:font-size-complex="8pt"/>
    </style:style>
    <style:style style:name="MT4" style:family="text">
      <style:text-properties style:font-name="Arial1" fo:font-size="8pt" fo:font-weight="bold" officeooo:rsid="003a1983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style:font-name="Arial1" fo:font-size="8pt" officeooo:rsid="003bfb8d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9in" fo:margin-left="0in" fo:margin-right="0in" fo:margin-bottom="0.4016in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 <text:span text:style-name="MT1">Fecha </text:span><text:span text:style-name="MT2">de emisión reporte</text:span><text:span text:style-name="MT3">: [FECHA]</text:span></text:p>
        <text:p text:style-name="MP2"/>
        <text:p text:style-name="MP3"><text:span text:style-name="MT4"><text:s text:c="100"/>Area</text:span><text:span text:style-name="MT3">: </text:span><text:span text:style-name="MT5">[AREA]</text:span></text:p>
      </style:header>
      <style:footer>
        <text:p text:style-name="MP4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6T14:51:11.863126762</dc:date>
    <meta:generator>LibreOffice/4.4.6.3$Linux_X86_64 LibreOffice_project/40m0$Build-3</meta:generator>
    <meta:editing-duration>PT20H54M22S</meta:editing-duration>
    <meta:editing-cycles>44</meta:editing-cycles>
    <dc:creator>gsantacruz </dc:creator>
    <meta:document-statistic meta:table-count="1" meta:image-count="1" meta:object-count="0" meta:page-count="1" meta:paragraph-count="26" meta:word-count="43" meta:character-count="482" meta:non-whitespace-character-count="350"/>
  </office:meta>
</office:document-meta>
</file>